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P22" style:parent-style-name="Standard" style:family="paragraph">
      <style:paragraph-properties fo:text-align="left"/>
      <style:text-properties fo:color="#000000" fo:font-family="Sans Serif" fo:font-size="9.000000000000000pt"/>
    </style:style>
    <style:style style:name="P23" style:family="paragraph">
      <style:text-properties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1"><draw:frame draw:style-name="gr2" xml:id="shape-13" draw:id="shape-13" draw:z-index="1" svg:width="244.05684784164pt" svg:height="69.92640022429pt" text:anchor-type="as-char"><draw:image xlink:type="simple" xlink:show="embed" xlink:actuate="onLoad" xlink:href="Pictures/image13.png"/></draw:frame></text:p>
      <text:p text:style-name="P22">https://blog.csdn.net/xuguangsoft/article/details/8579932</text:p>
      <text:p text:style-name="P22"/>
      <text:p text:style-name="P22"/>
      <text:p text:style-name="P22"/>
      <text:p text:style-name="P22">20220402 重绘制地方(目前确认主要是文字文本等)</text:p>
      <text:p text:style-name="P22">void KoTextLayoutArea::paint(QPainter *painter, const KoTextDocumentLayout::PaintContext &amp;context)</text:p>
      <text:p text:style-name="P22">{</text:p>
      <text:p text:style-name="P22">ln:259 <text:s text:c="2"/>drawListItem(painter, block); //绘制段落list</text:p>
      <text:p text:style-name="P22"/>
      <text:p text:style-name="P22">ln:439 <text:s text:c="2"/>layout-&gt;draw(painter, QPointF(0, 0), selections);//绘制文本文字</text:p>
      <text:p text:style-name="P23"/>
      <text:p text:style-name="P22"/>
      <text:p text:style-name="P22">}</text:p>
      <text:p text:style-name="P22">20220407 绘制插入图片的地方</text:p>
      <text:p text:style-name="P22">void PictureShape::paint(QPainter &amp;painter, const KoViewConverter &amp;converter, KoShapePaintingContext &amp;paintContext)</text:p>
      <text:p text:style-name="P22"/>
      <text:p text:style-name="P22">20220407 绘制插入影像文件的地方</text:p>
      <text:p text:style-name="P22">void VideoShape::paint(QPainter &amp;painter, const KoViewConverter &amp;converter, KoShapePaintingContext &amp;)</text:p>
      <text:p text:style-name="P22"/>
      <text:p text:style-name="P22"/>
      <text:p text:style-name="P22">20220407 应该是所有图形绘制的触发点</text:p>
      <text:p text:style-name="P22">void KoShapeManager::paintShape(</text:p>
      <text:p text:style-name="P22"/>
      <text:p text:style-name="P22"/>
      <text:p text:style-name="P22">///设置页眉页脚尺寸相关信息 地方20220402</text:p>
      <text:p text:style-name="P22">KoTextLayoutRootArea *KWRootAreaProvider::provide(<text:s/></text:p>
      <text:p text:style-name="P22"/>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A1" style:display-name="A1" style:family="paragraph">
      <style:text-properties fo:color="#000000" fo:font-family="Sans Serif" fo:font-size="1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Standard" style:display-name="Standard" style:family="paragraph">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96</meta:editing-cycles>
    <dc:date>2022-04-12T17:54:10</dc:date>
    <meta:creation-date>2008-08-22T11:41:04</meta:creation-date>
  </office:meta>
</office:document-meta>
</file>